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016774" officeooo:paragraph-rsid="00016774" style:font-weight-asian="bold" style:font-weight-complex="bold"/>
    </style:style>
    <style:style style:name="P2" style:family="paragraph" style:parent-style-name="Standard">
      <style:text-properties fo:font-weight="bold" officeooo:rsid="0003cfb1" officeooo:paragraph-rsid="0003cfb1" style:font-weight-asian="bold" style:font-weight-complex="bold"/>
    </style:style>
    <style:style style:name="P3" style:family="paragraph" style:parent-style-name="Standard">
      <style:text-properties fo:font-weight="bold" officeooo:rsid="0004b407" officeooo:paragraph-rsid="0004b407" style:font-weight-asian="bold" style:font-weight-complex="bold"/>
    </style:style>
    <style:style style:name="P4" style:family="paragraph" style:parent-style-name="Standard">
      <style:text-properties fo:font-weight="normal" officeooo:rsid="00016774" officeooo:paragraph-rsid="00016774" style:font-weight-asian="normal" style:font-weight-complex="normal"/>
    </style:style>
    <style:style style:name="P5" style:family="paragraph" style:parent-style-name="Standard">
      <style:text-properties fo:font-weight="normal" officeooo:rsid="0003cfb1" officeooo:paragraph-rsid="0003cfb1"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1eaa6" style:font-weight-asian="normal" style:font-weight-complex="normal"/>
    </style:style>
    <style:style style:name="T3" style:family="text">
      <style:text-properties fo:font-weight="normal" officeooo:rsid="00038af8" style:font-weight-asian="normal" style:font-weight-complex="normal"/>
    </style:style>
    <style:style style:name="T4" style:family="text">
      <style:text-properties fo:font-weight="normal" officeooo:rsid="0003cfb1" style:font-weight-asian="normal" style:font-weight-complex="normal"/>
    </style:style>
    <style:style style:name="T5" style:family="text">
      <style:text-properties fo:font-weight="normal" officeooo:rsid="0004b407" style:font-weight-asian="normal" style:font-weight-complex="normal"/>
    </style:style>
    <style:style style:name="T6" style:family="text">
      <style:text-properties fo:font-weight="normal" officeooo:rsid="00060265" style:font-weight-asian="normal" style:font-weight-complex="normal"/>
    </style:style>
    <style:style style:name="T7" style:family="text">
      <style:text-properties fo:font-variant="normal" fo:text-transform="none" fo:color="#222222" style:font-name="Arial" fo:font-size="9.75pt" fo:letter-spacing="normal" fo:font-style="normal"/>
    </style:style>
    <style:style style:name="T8" style:family="text">
      <style:text-properties fo:font-variant="normal" fo:text-transform="none" fo:color="#222222" style:font-name="Arial" fo:font-size="9.75pt" fo:letter-spacing="normal" fo:font-style="italic"/>
    </style:style>
    <style:style style:name="T9" style:family="text">
      <style:text-properties fo:font-variant="normal" fo:text-transform="none" fo:color="#222222" fo:letter-spacing="normal"/>
    </style:style>
    <style:style style:name="T10" style:family="text">
      <style:text-properties fo:color="#222222" style:font-name="Arial" fo:font-size="9.75pt" fo:letter-spacing="normal" fo:font-style="italic"/>
    </style:style>
    <style:style style:name="T11" style:family="text">
      <style:text-properties style:font-name="Liberation Serif1" fo:font-weight="normal" officeooo:rsid="0004b407" style:font-weight-asian="normal" style:font-weight-complex="normal"/>
    </style:style>
    <style:style style:name="T12" style:family="text">
      <style:text-properties style:font-name="Liberation Serif" fo:font-weight="normal" style:font-weight-asian="normal" style:font-weight-complex="normal"/>
    </style:style>
    <style:style style:name="T13" style:family="text">
      <style:text-properties style:font-name="Liberation Serif" fo:font-weight="normal" officeooo:rsid="0004b407" style:font-weight-asian="normal" style:font-weight-complex="normal"/>
    </style:style>
    <style:style style:name="T14" style:family="text">
      <style:text-properties style:font-name="Liberation Serif" fo:font-weight="normal" officeooo:rsid="00060265"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pe:<text:span text:style-name="T1"> Poster Presentation</text:span></text:p>
      <text:p text:style-name="P1">Title: <text:span text:style-name="T1">HABPi – A Cross Discipline Hands On Adventure</text:span></text:p>
      <text:p text:style-name="P1">Authors:<text:span text:style-name="T1"> </text:span><text:s/><text:span text:style-name="T1">Robert </text:span><text:span text:style-name="T3">E. </text:span><text:span text:style-name="T1">Lowe (Maryville College), Sarah </text:span><text:span text:style-name="T3">M. </text:span><text:span text:style-name="T1">Graham (Pellissippi State)</text:span></text:p>
      <text:p text:style-name="P1"><text:span text:style-name="T1"/></text:p>
      <text:p text:style-name="P1"><text:span text:style-name="T1">Corresponding Author: </text:span><text:a xlink:type="simple" xlink:href="mailto:robert.lowe@maryvillecollege.edu" text:style-name="Internet_20_link" text:visited-style-name="Visited_20_Internet_20_Link"><text:span text:style-name="T1">robert.lowe@maryvillecollege.edu</text:span></text:a></text:p>
      <text:p text:style-name="P1"><text:span text:style-name="T1"/></text:p>
      <text:p text:style-name="P1">Abstract<text:span text:style-name="T1">: One of the main problems facing STEM education in the united states is a lack of meaningful opportunities for STEM exploration (DeJarnette 2012). <text:s/>As a result, students frequently arrive at colleges and universities unaware of fields of study which may appeal to them, which further perpetuates a lack of participation in key science and engineering fields. <text:s/>This is partially </text:span><text:span text:style-name="T2">due to the lack of STEM expertise among grade school educators as well as gaps in the curriculum. <text:s/></text:span><text:span text:style-name="T4">Moreover, the current STEM climate requires students to have a broad base of cross discipline experiences which is best achieved through project based learning (Kennedy 2014). <text:s/></text:span><text:span text:style-name="T6">The HABPi</text:span><text:span text:style-name="T4"> project aims to provide materials and training to fill this need by engaging students in a high altitude balloon (HAB) project.</text:span></text:p>
      <text:p text:style-name="P1"><text:span text:style-name="T4"/></text:p>
      <text:p text:style-name="P2"><text:span text:style-name="T1">HABPi was first created as a means to gain practice in high altitude ballooning in preparation for the NASA space grant project to study the 2017 eclipse. <text:s/>Pellissippi State and Maryville College worked together to create a HAB team, and then reached out to area grade schools to invite them to build and fly payloads based on the HABPi system. <text:s/>The</text:span><text:span text:style-name="T6">se</text:span><text:span text:style-name="T1"> teams contained a wide cross section of students in terms of both age and ability. The youngest group consisted of third grade students, and the oldest consisted of high school seniors. <text:s/>All groups </text:span><text:span text:style-name="T6">successfully</text:span><text:span text:style-name="T1"> <text:s/>built and flew HABPi payloads, and this lead to an outline for the development of a corresponding curriculum which </text:span><text:span text:style-name="T6">can serve</text:span><text:span text:style-name="T1"> several grade levels.</text:span></text:p>
      <text:p text:style-name="P2"><text:span text:style-name="T1"/></text:p>
      <text:p text:style-name="P2"><text:span text:style-name="T1">In HAB</text:span><text:span text:style-name="T5">Pi </text:span><text:span text:style-name="T1"><text:s/>flights, students construct payloads which are then flown to the “edge of space”, reaching altitudes between 30km – 40km. <text:s/>The environment at these altitudes is extreme, with a hard vacuum of less than 1/1000th atmospheric pressure and temperatures </text:span><text:span text:style-name="T5">as low as -80</text:span><text:span text:style-name="T11">°</text:span><text:span text:style-name="T13">C. <text:s/>Payload sensors record pressure, temperature, humidity, motion, orientation, and </text:span><text:span text:style-name="T14">any other experiments</text:span><text:span text:style-name="T13"> students </text:span><text:span text:style-name="T14">wish to run</text:span><text:span text:style-name="T13">. <text:s/>The sensor data are processed by an on-board Raspberry Pi computer. <text:s/>Cameras, positioned and programmed by the students, capture stunning images showing the blackness of space, the blue atmosphere below, and the curvature of the earth (the horizon is 700km away at this altitude!) <text:s/>For the students, the challenges of building a payload encompass hands-on activities in mechanical engineering, electrical engineering, and computer science. <text:s/>Once the payloads are retrieved, further activities can be carried out in analyzing the data </text:span><text:span text:style-name="T14">thus introducing concepts of statistics and empirical observation</text:span><text:span text:style-name="T13">. <text:s/>Because the assembly itself is relatively simple to produce, these activities can be scaled to age appropriate levels for any desired grade level.</text:span></text:p>
      <text:p text:style-name="P2"><text:span text:style-name="T13"/></text:p>
      <text:p text:style-name="P3"><text:span text:style-name="T13">T</text:span><text:span text:style-name="T12">he current focus <text:s/>of the HABPi project is to produce materials and opportunities to aid </text:span><text:span text:style-name="T14">educators</text:span><text:span text:style-name="T12"> in bringing a cost-effective set of activities to grade school students. <text:s/>These materials include activities that can be carried out on the ground, all culminating in a near-space flight of student constructed payloads. </text:span></text:p>
      <text:p text:style-name="P1"><text:span text:style-name="T1"/></text:p>
      <text:p text:style-name="P1"><text:span text:style-name="T1"/></text:p>
      <text:p text:style-name="P1">References</text:p>
      <text:p text:style-name="P4"><text:span text:style-name="T7">DeJarnette, Nancy. "America's children: Providing early exposure to STEM (science, technology, engineering and math) initiatives." </text:span><text:span text:style-name="T10">Education</text:span><text:span text:style-name="T9"> </text:span><text:span text:style-name="T7">133.1 (2012): 77-84.</text:span></text:p>
      <text:p text:style-name="P4"><text:span text:style-name="T7"/></text:p>
      <text:p text:style-name="P4"><text:span text:style-name="T7">Kennedy, T. J., and M. R. L. Odell. "Engaging students in STEM education." </text:span><text:span text:style-name="T8">Science Education International</text:span><text:span text:style-name="T7"> 25.3 (2014): 246-258.</text:span></text:p>
      <text:p text:style-name="P4"><text:span text:style-name="T7"/></text:p>
      <text:p text:style-name="P5"><text:span text:style-name="T7">Lowe, Robert. “HabPi: An Open Source Extensible Framework for High Altitude Balloons”. AHAC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10:29:45.890270886</meta:creation-date>
    <dc:date>2018-12-14T12:01:44.498514435</dc:date>
    <meta:editing-duration>PT18M26S</meta:editing-duration>
    <meta:editing-cycles>3</meta:editing-cycles>
    <meta:generator>LibreOffice/6.0.6.2$Linux_X86_64 LibreOffice_project/00m0$Build-2</meta:generator>
    <meta:document-statistic meta:table-count="0" meta:image-count="0" meta:object-count="0" meta:page-count="1" meta:paragraph-count="12" meta:word-count="542" meta:character-count="3587" meta:non-whitespace-character-count="3035"/>
  </office:meta>
</office:document-meta>
</file>